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69000001A3193162AB458FB031.jpg" manifest:media-type="image/jpeg"/>
  <manifest:file-entry manifest:full-path="Pictures/10000000000003B2000003B213304BD88CF602BD.jpg" manifest:media-type="image/jpeg"/>
  <manifest:file-entry manifest:full-path="Pictures/10000001000004380000078030B675881F82A84F.png" manifest:media-type="image/png"/>
  <manifest:file-entry manifest:full-path="Pictures/1000000000000402000004025159A111A9BD9F4E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Padrão">
        <draw:frame draw:style-name="gr1" draw:text-style-name="P1" draw:layer="layout" svg:width="8.542cm" svg:height="5.8cm" svg:x="12.25cm" svg:y="5.95cm">
          <draw:image xlink:href="Pictures/1000000000000269000001A3193162AB458FB031.jpg" xlink:type="simple" xlink:show="embed" xlink:actuate="onLoad" draw:mime-type="image/jpeg">
            <text:p/>
          </draw:image>
        </draw:frame>
        <draw:frame draw:style-name="gr1" draw:text-style-name="P1" draw:layer="layout" svg:width="8.008cm" svg:height="8.008cm" svg:x="2.492cm" svg:y="1.5cm">
          <draw:image xlink:href="Pictures/10000000000003B2000003B213304BD88CF602BD.jpg" xlink:type="simple" xlink:show="embed" xlink:actuate="onLoad" draw:mime-type="image/jpeg">
            <text:p/>
          </draw:image>
        </draw:frame>
        <draw:frame draw:style-name="gr1" draw:text-style-name="P1" draw:layer="layout" svg:width="5.107cm" svg:height="9.08cm" svg:x="7.143cm" svg:y="6.5cm">
          <draw:image xlink:href="Pictures/10000001000004380000078030B675881F82A84F.png" xlink:type="simple" xlink:show="embed" xlink:actuate="onLoad" draw:mime-type="image/png">
            <text:p/>
          </draw:image>
        </draw:frame>
        <draw:frame draw:style-name="gr1" draw:text-style-name="P1" draw:layer="layout" svg:width="5.85cm" svg:height="6.35cm" svg:x="12.25cm" svg:y="11.472cm">
          <draw:image xlink:href="Pictures/1000000000000402000004025159A111A9BD9F4E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08-21T23:46:39.974000000</dc:date>
    <meta:editing-duration>PT33M25S</meta:editing-duration>
    <meta:editing-cycles>1</meta:editing-cycles>
    <meta:document-statistic meta:object-count="4"/>
    <meta:generator>LibreOffice/7.3.2.2$Windows_X86_64 LibreOffice_project/49f2b1bff42cfccbd8f788c8dc32c1c309559be0</meta:generator>
  </office:meta>
</office:document-meta>
</file>